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Options" style:family="table">
      <style:table-properties style:width="6.925in" table:align="margins"/>
    </style:style>
    <style:style style:name="Options.A" style:family="table-column">
      <style:table-column-properties style:column-width="3.4625in" style:rel-column-width="32767*"/>
    </style:style>
    <style:style style:name="Options.B" style:family="table-column">
      <style:table-column-properties style:column-width="3.4625in" style:rel-column-width="32768*"/>
    </style:style>
    <style:style style:name="Options.A1" style:family="table-cell">
      <style:table-cell-properties fo:padding="0.0382in" fo:border-left="0.05pt solid #000000" fo:border-right="none" fo:border-top="0.05pt solid #000000" fo:border-bottom="0.05pt solid #000000"/>
    </style:style>
    <style:style style:name="Options.B1" style:family="table-cell">
      <style:table-cell-properties fo:padding="0.0382in" fo:border="0.05pt solid #000000"/>
    </style:style>
    <style:style style:name="Options.A2" style:family="table-cell">
      <style:table-cell-properties fo:padding="0.0382in" fo:border-left="0.05pt solid #000000" fo:border-right="none" fo:border-top="none" fo:border-bottom="0.05pt solid #000000"/>
    </style:style>
    <style:style style:name="Options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DejaVu Sans Light" officeooo:rsid="011fcd08" officeooo:paragraph-rsid="011fcd08"/>
    </style:style>
    <style:style style:name="P2" style:family="paragraph" style:parent-style-name="Footer">
      <style:text-properties style:font-name="DejaVu Sans Light" officeooo:rsid="0122c668" officeooo:paragraph-rsid="0122c668"/>
    </style:style>
    <style:style style:name="P3" style:family="paragraph" style:parent-style-name="Standard">
      <style:paragraph-properties fo:text-align="start" style:justify-single-word="false"/>
      <style:text-properties style:font-name="DejaVu Sans" officeooo:rsid="00030175" officeooo:paragraph-rsid="00030175"/>
    </style:style>
    <style:style style:name="P4" style:family="paragraph" style:parent-style-name="Standard">
      <style:paragraph-properties fo:text-align="start" style:justify-single-word="false"/>
      <style:text-properties style:font-name="DejaVu Sans" fo:font-weight="normal" officeooo:rsid="00030175" officeooo:paragraph-rsid="00030175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" fo:font-weight="normal" officeooo:rsid="00eefb79" officeooo:paragraph-rsid="00eefb79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" officeooo:rsid="000f020b" officeooo:paragraph-rsid="000f020b"/>
    </style:style>
    <style:style style:name="P7" style:family="paragraph" style:parent-style-name="Standard">
      <style:paragraph-properties fo:text-align="start" style:justify-single-word="false"/>
      <style:text-properties style:font-name="DejaVu Sans" officeooo:rsid="014aa7bd" officeooo:paragraph-rsid="014aa7bd"/>
    </style:style>
    <style:style style:name="P8" style:family="paragraph" style:parent-style-name="Standard">
      <style:paragraph-properties fo:text-align="start" style:justify-single-word="false"/>
      <style:text-properties style:font-name="DejaVu Sans" style:text-underline-style="none" fo:font-weight="bold" officeooo:rsid="0185d336" officeooo:paragraph-rsid="0185d336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DejaVu Sans" style:text-underline-style="none" fo:font-weight="bold" officeooo:rsid="0199ed3c" officeooo:paragraph-rsid="0199ed3c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DejaVu Sans" style:text-underline-style="none" fo:font-weight="bold" officeooo:rsid="01a3578f" officeooo:paragraph-rsid="01a3578f" style:font-weight-asian="bold" style:font-weight-complex="bold"/>
    </style:style>
    <style:style style:name="P11" style:family="paragraph" style:parent-style-name="Standard">
      <style:paragraph-properties fo:text-align="end" style:justify-single-word="false"/>
      <style:text-properties style:font-name="DejaVu Sans Light" fo:font-weight="bold" officeooo:rsid="00030175" officeooo:paragraph-rsid="00030175" style:font-weight-asian="bold" style:font-weight-complex="bold"/>
    </style:style>
    <style:style style:name="P12" style:family="paragraph" style:parent-style-name="Standard">
      <style:paragraph-properties fo:text-align="end" style:justify-single-word="false" style:border-line-width-bottom="0in 0.0016in 0.0008in" fo:padding="0.0291in" fo:border-left="none" fo:border-right="none" fo:border-top="none" fo:border-bottom="0.14pt double #000000" style:join-border="false"/>
      <style:text-properties style:font-name="DejaVu Sans" officeooo:rsid="0005ff5e" officeooo:paragraph-rsid="0005ff5e"/>
    </style:style>
    <style:style style:name="P13" style:family="paragraph" style:parent-style-name="Standard">
      <style:paragraph-properties fo:text-align="end" style:justify-single-word="false" style:border-line-width-bottom="0in 0.0016in 0.0008in" fo:padding="0.0291in" fo:border-left="none" fo:border-right="none" fo:border-top="none" fo:border-bottom="0.14pt double #000000" style:join-border="false"/>
      <style:text-properties style:font-name="DejaVu Sans" officeooo:rsid="000f020b" officeooo:paragraph-rsid="000f020b"/>
    </style:style>
    <style:style style:name="P14" style:family="paragraph" style:parent-style-name="Standard">
      <style:paragraph-properties fo:text-align="end" style:justify-single-word="false" style:border-line-width-bottom="0in 0.0016in 0.0008in" fo:padding="0.0291in" fo:border-left="none" fo:border-right="none" fo:border-top="none" fo:border-bottom="0.14pt double #000000" style:join-border="false"/>
      <style:text-properties style:font-name="DejaVu Sans" officeooo:rsid="01849443" officeooo:paragraph-rsid="01849443"/>
    </style:style>
    <style:style style:name="P15" style:family="paragraph" style:parent-style-name="Standard">
      <style:paragraph-properties fo:text-align="start" style:justify-single-word="false" style:border-line-width-bottom="0in 0.0016in 0.0008in" fo:padding="0.0291in" fo:border-left="none" fo:border-right="none" fo:border-top="none" fo:border-bottom="0.14pt double #000000" style:join-border="false"/>
      <style:text-properties style:font-name="DejaVu Sans" style:text-underline-style="none" fo:font-weight="bold" officeooo:rsid="01a3578f" officeooo:paragraph-rsid="01a3578f" style:font-weight-asian="bold" style:font-weight-complex="bold"/>
    </style:style>
    <style:style style:name="P16" style:family="paragraph" style:parent-style-name="Standard">
      <style:paragraph-properties fo:text-align="end" style:justify-single-word="false" fo:padding="0.0291in" fo:border-left="none" fo:border-right="none" fo:border-top="none" fo:border-bottom="0.06pt solid #000000" style:join-border="false"/>
      <style:text-properties style:font-name="DejaVu Sans Light" officeooo:rsid="00030175" officeooo:paragraph-rsid="00030175"/>
    </style:style>
    <style:style style:name="P17" style:family="paragraph" style:parent-style-name="Table_20_Contents">
      <style:paragraph-properties fo:text-align="start" style:justify-single-word="false"/>
      <style:text-properties style:font-name="DejaVu Sans"/>
    </style:style>
    <style:style style:name="P18" style:family="paragraph" style:parent-style-name="Table_20_Contents">
      <style:paragraph-properties fo:text-align="start" style:justify-single-word="false"/>
      <style:text-properties style:font-name="DejaVu Sans" fo:font-weight="bold" officeooo:rsid="0189caf4" officeooo:paragraph-rsid="0189caf4" style:font-weight-asian="bold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DejaVu Sans" officeooo:rsid="018e5fc4" officeooo:paragraph-rsid="018e5fc4"/>
    </style:style>
    <style:style style:name="P20" style:family="paragraph" style:parent-style-name="Table_20_Contents">
      <style:paragraph-properties fo:text-align="start" style:justify-single-word="false"/>
      <style:text-properties style:font-name="DejaVu Sans" officeooo:rsid="01930ac7" officeooo:paragraph-rsid="01930ac7"/>
    </style:style>
    <style:style style:name="P21" style:family="paragraph" style:parent-style-name="Table_20_Contents">
      <style:paragraph-properties fo:text-align="start" style:justify-single-word="false"/>
      <style:text-properties style:font-name="DejaVu Sans" officeooo:rsid="01962d7f" officeooo:paragraph-rsid="01962d7f"/>
    </style:style>
    <style:style style:name="P22" style:family="paragraph" style:parent-style-name="Table_20_Contents">
      <style:paragraph-properties fo:text-align="start" style:justify-single-word="false"/>
      <style:text-properties style:font-name="DejaVu Sans" officeooo:rsid="0199b984" officeooo:paragraph-rsid="0199b984"/>
    </style:style>
    <style:style style:name="P23" style:family="paragraph" style:parent-style-name="Standard">
      <style:paragraph-properties fo:text-align="start" style:justify-single-word="false"/>
      <style:text-properties style:font-name="DejaVu Sans" style:text-underline-style="none" officeooo:rsid="018059f9" officeooo:paragraph-rsid="014aa7bd"/>
    </style:style>
    <style:style style:name="P24" style:family="paragraph" style:parent-style-name="Standard">
      <style:paragraph-properties fo:text-align="start" style:justify-single-word="false"/>
      <style:text-properties style:font-name="DejaVu Sans" style:text-underline-style="none" officeooo:rsid="01849443" officeooo:paragraph-rsid="01849443"/>
    </style:style>
    <style:style style:name="P25" style:family="paragraph" style:parent-style-name="Standard">
      <style:paragraph-properties fo:text-align="start" style:justify-single-word="false"/>
      <style:text-properties style:font-name="DejaVu Sans" style:text-underline-style="none" fo:font-weight="normal" officeooo:rsid="0185d336" officeooo:paragraph-rsid="0185d336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DejaVu Sans" style:text-underline-style="none" fo:font-weight="normal" officeooo:rsid="01873d06" officeooo:paragraph-rsid="01873d06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DejaVu Sans" style:text-underline-style="none" fo:font-weight="normal" officeooo:rsid="0199ed3c" officeooo:paragraph-rsid="0199ed3c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DejaVu Sans" style:text-underline-style="none" fo:font-weight="normal" officeooo:rsid="01a0db23" officeooo:paragraph-rsid="0199ed3c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DejaVu Sans" style:text-underline-style="none" fo:font-weight="normal" officeooo:rsid="01a3578f" officeooo:paragraph-rsid="01a3578f" style:font-weight-asian="normal" style:font-weight-complex="normal"/>
    </style:style>
    <style:style style:name="P30" style:family="paragraph" style:parent-style-name="Standard">
      <style:paragraph-properties fo:text-align="end" style:justify-single-word="false" style:border-line-width-bottom="0in 0.0016in 0.0008in" fo:padding="0.0291in" fo:border-left="none" fo:border-right="none" fo:border-top="none" fo:border-bottom="0.14pt double #000000" style:join-border="false"/>
      <style:text-properties style:font-name="DejaVu Sans" style:text-underline-style="none" fo:font-weight="normal" officeooo:rsid="01873d06" officeooo:paragraph-rsid="01873d06" style:font-weight-asian="normal" style:font-weight-complex="normal"/>
    </style:style>
    <style:style style:name="P31" style:family="paragraph" style:parent-style-name="Standard">
      <style:paragraph-properties fo:text-align="end" style:justify-single-word="false" style:border-line-width-bottom="0in 0.0016in 0.0008in" fo:padding="0.0291in" fo:border-left="none" fo:border-right="none" fo:border-top="none" fo:border-bottom="0.14pt double #000000" style:join-border="false"/>
      <style:text-properties style:font-name="DejaVu Sans" style:text-underline-style="none" fo:font-weight="normal" officeooo:rsid="0199ed3c" officeooo:paragraph-rsid="0199ed3c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6e2788" style:font-weight-asian="bold" style:font-weight-complex="bold"/>
    </style:style>
    <style:style style:name="T3" style:family="text">
      <style:text-properties fo:font-weight="bold" officeooo:rsid="0177aa15" style:font-weight-asian="bold" style:font-weight-complex="bold"/>
    </style:style>
    <style:style style:name="T4" style:family="text">
      <style:text-properties fo:font-weight="bold" officeooo:rsid="01210aa7" style:font-weight-asian="bold" style:font-weight-complex="bold"/>
    </style:style>
    <style:style style:name="T5" style:family="text">
      <style:text-properties fo:font-weight="bold" officeooo:rsid="0003bc84" style:font-weight-asian="bold" style:font-weight-complex="bold"/>
    </style:style>
    <style:style style:name="T6" style:family="text">
      <style:text-properties fo:font-weight="bold" officeooo:rsid="013debbd" style:font-weight-asian="bold" style:font-weight-complex="bold"/>
    </style:style>
    <style:style style:name="T7" style:family="text">
      <style:text-properties fo:font-weight="bold" officeooo:rsid="013f5b9a" style:font-weight-asian="bold" style:font-weight-complex="bold"/>
    </style:style>
    <style:style style:name="T8" style:family="text">
      <style:text-properties fo:font-weight="bold" officeooo:rsid="0143357b" style:font-weight-asian="bold" style:font-weight-complex="bold"/>
    </style:style>
    <style:style style:name="T9" style:family="text">
      <style:text-properties fo:font-weight="bold" officeooo:rsid="01459d43" style:font-weight-asian="bold" style:font-weight-complex="bold"/>
    </style:style>
    <style:style style:name="T10" style:family="text">
      <style:text-properties fo:font-weight="bold" officeooo:rsid="0178af93" style:font-weight-asian="bold" style:font-weight-complex="bold"/>
    </style:style>
    <style:style style:name="T11" style:family="text">
      <style:text-properties officeooo:rsid="016e2788"/>
    </style:style>
    <style:style style:name="T12" style:family="text">
      <style:text-properties officeooo:rsid="01210aa7"/>
    </style:style>
    <style:style style:name="T13" style:family="text">
      <style:text-properties fo:background-color="transparent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138f470" style:font-weight-asian="normal" style:font-weight-complex="normal"/>
    </style:style>
    <style:style style:name="T16" style:family="text">
      <style:text-properties fo:font-weight="normal" officeooo:rsid="013b4eae" style:font-weight-asian="normal" style:font-weight-complex="normal"/>
    </style:style>
    <style:style style:name="T17" style:family="text">
      <style:text-properties fo:font-weight="normal" officeooo:rsid="0143357b" style:font-weight-asian="normal" style:font-weight-complex="normal"/>
    </style:style>
    <style:style style:name="T18" style:family="text">
      <style:text-properties fo:font-weight="normal" officeooo:rsid="01459d43" style:font-weight-asian="normal" style:font-weight-complex="normal"/>
    </style:style>
    <style:style style:name="T19" style:family="text">
      <style:text-properties fo:font-weight="normal" officeooo:rsid="0177aa15" style:font-weight-asian="normal" style:font-weight-complex="normal"/>
    </style:style>
    <style:style style:name="T20" style:family="text">
      <style:text-properties fo:font-weight="normal" officeooo:rsid="018b294d" style:font-weight-asian="normal" style:font-weight-complex="normal"/>
    </style:style>
    <style:style style:name="T21" style:family="text">
      <style:text-properties fo:font-weight="normal" officeooo:rsid="01912c6a" style:font-weight-asian="normal" style:font-weight-complex="normal"/>
    </style:style>
    <style:style style:name="T22" style:family="text">
      <style:text-properties fo:font-weight="normal" officeooo:rsid="019a848f" style:font-weight-asian="normal" style:font-weight-complex="normal"/>
    </style:style>
    <style:style style:name="T23" style:family="text">
      <style:text-properties fo:font-weight="normal" officeooo:rsid="019d2a43" style:font-weight-asian="normal" style:font-weight-complex="normal"/>
    </style:style>
    <style:style style:name="T24" style:family="text">
      <style:text-properties fo:font-weight="normal" officeooo:rsid="019d596c" style:font-weight-asian="normal" style:font-weight-complex="normal"/>
    </style:style>
    <style:style style:name="T25" style:family="text">
      <style:text-properties fo:font-weight="normal" officeooo:rsid="019f363e" style:font-weight-asian="normal" style:font-weight-complex="normal"/>
    </style:style>
    <style:style style:name="T26" style:family="text">
      <style:text-properties fo:font-weight="normal" officeooo:rsid="01a0db23" style:font-weight-asian="normal" style:font-weight-complex="normal"/>
    </style:style>
    <style:style style:name="T27" style:family="text">
      <style:text-properties fo:font-weight="normal" officeooo:rsid="01a5011e" style:font-weight-asian="normal" style:font-weight-complex="normal"/>
    </style:style>
    <style:style style:name="T28" style:family="text">
      <style:text-properties officeooo:rsid="0003bc84"/>
    </style:style>
    <style:style style:name="T2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0" style:family="text">
      <style:text-properties style:text-underline-style="solid" style:text-underline-width="auto" style:text-underline-color="font-color" fo:font-weight="normal" officeooo:rsid="01912c6a" style:font-weight-asian="normal" style:font-weight-complex="normal"/>
    </style:style>
    <style:style style:name="T31" style:family="text">
      <style:text-properties style:text-underline-style="solid" style:text-underline-width="auto" style:text-underline-color="font-color" officeooo:rsid="017a62b7"/>
    </style:style>
    <style:style style:name="T32" style:family="text">
      <style:text-properties style:text-underline-style="solid" style:text-underline-width="auto" style:text-underline-color="font-color" officeooo:rsid="017eb05d"/>
    </style:style>
    <style:style style:name="T33" style:family="text">
      <style:text-properties style:text-underline-style="solid" style:text-underline-width="auto" style:text-underline-color="font-color" officeooo:rsid="018e5fc4"/>
    </style:style>
    <style:style style:name="T34" style:family="text">
      <style:text-properties style:text-underline-style="none"/>
    </style:style>
    <style:style style:name="T35" style:family="text">
      <style:text-properties style:text-underline-style="none" officeooo:rsid="017a62b7"/>
    </style:style>
    <style:style style:name="T36" style:family="text">
      <style:text-properties style:text-underline-style="none" officeooo:rsid="017c5d28"/>
    </style:style>
    <style:style style:name="T37" style:family="text">
      <style:text-properties style:text-underline-style="none" officeooo:rsid="017cadfc"/>
    </style:style>
    <style:style style:name="T38" style:family="text">
      <style:text-properties style:text-underline-style="none" officeooo:rsid="018059f9"/>
    </style:style>
    <style:style style:name="T39" style:family="text">
      <style:text-properties style:text-underline-style="none" officeooo:rsid="0181bf5b"/>
    </style:style>
    <style:style style:name="T40" style:family="text">
      <style:text-properties style:text-underline-style="none" officeooo:rsid="0183b8cf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officeooo:rsid="018ead4a" style:font-style-asian="italic" style:font-style-complex="italic"/>
    </style:style>
    <style:style style:name="T43" style:family="text">
      <style:text-properties fo:font-style="italic" officeooo:rsid="018e5fc4" style:font-style-asian="italic" style:font-style-complex="italic"/>
    </style:style>
    <style:style style:name="T44" style:family="text">
      <style:text-properties fo:font-style="italic" officeooo:rsid="01916d1d" style:font-style-asian="italic" style:font-style-complex="italic"/>
    </style:style>
    <style:style style:name="T45" style:family="text">
      <style:text-properties fo:font-style="italic" officeooo:rsid="0196c743" style:font-style-asian="italic" style:font-style-complex="italic"/>
    </style:style>
    <style:style style:name="T46" style:family="text">
      <style:text-properties fo:font-style="italic" officeooo:rsid="0198283b" style:font-style-asian="italic" style:font-style-complex="italic"/>
    </style:style>
    <style:style style:name="T47" style:family="text">
      <style:text-properties fo:font-style="italic" fo:font-weight="normal" officeooo:rsid="018b294d" style:font-style-asian="italic" style:font-weight-asian="normal" style:font-style-complex="italic" style:font-weight-complex="normal"/>
    </style:style>
    <style:style style:name="T48" style:family="text">
      <style:text-properties fo:font-style="italic" fo:font-weight="normal" officeooo:rsid="019f363e" style:font-style-asian="italic" style:font-weight-asian="normal" style:font-style-complex="italic" style:font-weight-complex="normal"/>
    </style:style>
    <style:style style:name="T49" style:family="text">
      <style:text-properties fo:font-style="italic" style:text-underline-style="none" style:font-style-asian="italic" style:font-style-complex="italic"/>
    </style:style>
    <style:style style:name="T50" style:family="text">
      <style:text-properties fo:font-style="italic" style:text-underline-style="none" officeooo:rsid="018e5fc4" style:font-style-asian="italic" style:font-style-complex="italic"/>
    </style:style>
    <style:style style:name="T51" style:family="text">
      <style:text-properties fo:font-style="normal" fo:font-weight="normal" officeooo:rsid="018b294d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1912c6a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19f660c" style:font-style-asian="normal" style:font-weight-asian="normal" style:font-style-complex="normal" style:font-weight-complex="normal"/>
    </style:style>
    <style:style style:name="T54" style:family="text">
      <style:text-properties fo:font-style="normal" style:text-underline-style="solid" style:text-underline-width="auto" style:text-underline-color="font-color" fo:font-weight="normal" officeooo:rsid="01912c6a" style:font-style-asian="normal" style:font-weight-asian="normal" style:font-style-complex="normal" style:font-weight-complex="normal"/>
    </style:style>
    <style:style style:name="T55" style:family="text">
      <style:text-properties fo:font-style="normal" style:text-underline-style="none" fo:font-weight="normal" officeooo:rsid="01912c6a" style:font-style-asian="normal" style:font-weight-asian="normal" style:font-style-complex="normal" style:font-weight-complex="normal"/>
    </style:style>
    <style:style style:name="T56" style:family="text">
      <style:text-properties officeooo:rsid="00f00513"/>
    </style:style>
    <style:style style:name="T57" style:family="text">
      <style:text-properties officeooo:rsid="0141ad91"/>
    </style:style>
    <style:style style:name="T58" style:family="text">
      <style:text-properties officeooo:rsid="0143357b"/>
    </style:style>
    <style:style style:name="T59" style:family="text">
      <style:text-properties officeooo:rsid="01459d43"/>
    </style:style>
    <style:style style:name="T60" style:family="text">
      <style:text-properties officeooo:rsid="0148b893"/>
    </style:style>
    <style:style style:name="T61" style:family="text">
      <style:text-properties officeooo:rsid="0178af93"/>
    </style:style>
    <style:style style:name="T62" style:family="text">
      <style:text-properties officeooo:rsid="017a62b7"/>
    </style:style>
    <style:style style:name="T63" style:family="text">
      <style:text-properties officeooo:rsid="018e5fc4"/>
    </style:style>
    <style:style style:name="T64" style:family="text">
      <style:text-properties officeooo:rsid="018ead4a"/>
    </style:style>
    <style:style style:name="T65" style:family="text">
      <style:text-properties officeooo:rsid="01916d1d"/>
    </style:style>
    <style:style style:name="T66" style:family="text">
      <style:text-properties officeooo:rsid="01949b5e"/>
    </style:style>
    <style:style style:name="T67" style:family="text">
      <style:text-properties officeooo:rsid="0196c743"/>
    </style:style>
    <style:style style:name="T68" style:family="text">
      <style:text-properties officeooo:rsid="0198283b"/>
    </style:style>
    <style:style style:name="T69" style:family="text">
      <style:text-properties officeooo:rsid="01a65e5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Synge <text:span text:style-name="T69">Eval</text:span><text:span text:style-name="T14"> </text:span><text:span text:style-name="T15">v1.</text:span><text:span text:style-name="T19">0</text:span><text:span text:style-name="T15">.</text:span><text:span text:style-name="T16">x</text:span></text:p>
      <text:p text:style-name="P16">User Documentation</text:p>
      <text:p text:style-name="P3">Cyphar</text:p>
      <text:p text:style-name="P3"/>
      <text:p text:style-name="P3">The following document is the user documentation for Synge <text:span text:style-name="T61">Eval</text:span>,<text:span text:style-name="T58"> a scripting interface to </text:span><text:span text:style-name="T8">synge</text:span><text:span text:style-name="T17">(</text:span><text:span text:style-name="T18">1</text:span><text:span text:style-name="T17">)</text:span>. <text:span text:style-name="T59">For general documentation about Synge itself, consult </text:span><text:span text:style-name="T9">synge</text:span><text:span text:style-name="T18">(1).</text:span> This document is written from an end-user perspective, <text:span text:style-name="T28">explaining how to use Synge CLI (with little care for the actual inner workings). Developers (or geeks in general) should consult </text:span><text:span text:style-name="T7">s</text:span><text:span text:style-name="T5">ynge-</text:span><text:span text:style-name="T10">eval</text:span><text:span text:style-name="T28">(3).</text:span></text:p>
      <text:p text:style-name="P3"/>
      <text:p text:style-name="P13">Overview</text:p>
      <text:p text:style-name="P6"/>
      <text:p text:style-name="P7">The Synge <text:span text:style-name="T62">Eval</text:span> interface is <text:span text:style-name="T62">not for general use. It is a non-interactive interface, designed for use in scripts and other non-interactive backend and testing uses. Only the </text:span><text:span text:style-name="T31">minimum </text:span><text:span text:style-name="T32">useful</text:span><text:span text:style-name="T35"> </text:span><text:span text:style-name="T36">functionality is implemented by Synge Eva</text:span><text:span text:style-name="T37">l. </text:span><text:span text:style-name="T38">Synge Eval should not be used for everyday use, as usually new features to Synge aren't implemented </text:span><text:span text:style-name="T39">unless they have a </text:span><text:span text:style-name="T40">scripting</text:span><text:span text:style-name="T39"> purpose</text:span><text:span text:style-name="T38">.</text:span></text:p>
      <text:p text:style-name="P23"/>
      <text:p text:style-name="P14"><text:span text:style-name="T38">S</text:span><text:span text:style-name="T34">ynopsis</text:span></text:p>
      <text:p text:style-name="P24"/>
      <text:p text:style-name="P8">synge-eval<text:span text:style-name="T14"> [</text:span><text:span text:style-name="T29">-mRVh</text:span><text:span text:style-name="T14">] </text:span><text:span text:style-name="T29">expression</text:span><text:span text:style-name="T14">[</text:span><text:span text:style-name="T29">s</text:span><text:span text:style-name="T14">]</text:span></text:p>
      <text:p text:style-name="P25"/>
      <text:p text:style-name="P30">Options</text:p>
      <text:p text:style-name="P26"/>
      <table:table table:name="Options" table:style-name="Options">
        <table:table-column table:style-name="Options.A"/>
        <table:table-column table:style-name="Options.B"/>
        <table:table-row>
          <table:table-cell table:style-name="Options.A1" office:value-type="string">
            <text:p text:style-name="P18">Option<text:span text:style-name="T14"> </text:span><text:span text:style-name="T20">(</text:span><text:span text:style-name="T47">-s</text:span><text:span text:style-name="T20"> </text:span><text:span text:style-name="T21">[</text:span><text:span text:style-name="T30">arg</text:span><text:span text:style-name="T21">]</text:span><text:span text:style-name="T20">, </text:span><text:span text:style-name="T47">--long</text:span><text:span text:style-name="T51"> </text:span><text:span text:style-name="T52">[</text:span><text:span text:style-name="T54">arg</text:span><text:span text:style-name="T55">]</text:span><text:span text:style-name="T20">)</text:span></text:p>
          </table:table-cell>
          <table:table-cell table:style-name="Options.B1" office:value-type="string">
            <text:p text:style-name="P18">Description</text:p>
          </table:table-cell>
        </table:table-row>
        <table:table-row>
          <table:table-cell table:style-name="Options.A2" office:value-type="string">
            <text:p text:style-name="P17"><text:span text:style-name="T49">-</text:span><text:span text:style-name="T50">m</text:span><text:span text:style-name="T63"> [</text:span><text:span text:style-name="T33">mode</text:span><text:span text:style-name="T63">], </text:span><text:span text:style-name="T43">--mode</text:span><text:span text:style-name="T63"> [</text:span><text:span text:style-name="T33">mode</text:span><text:span text:style-name="T63">]</text:span></text:p>
          </table:table-cell>
          <table:table-cell table:style-name="Options.B2" office:value-type="string">
            <text:p text:style-name="P19">Sets angle mode to [mode]</text:p>
          </table:table-cell>
        </table:table-row>
        <table:table-row>
          <table:table-cell table:style-name="Options.A2" office:value-type="string">
            <text:p text:style-name="P17"><text:span text:style-name="T41">-</text:span><text:span text:style-name="T42">R</text:span><text:span text:style-name="T64">, </text:span><text:span text:style-name="T42">--no-random</text:span></text:p>
          </table:table-cell>
          <table:table-cell table:style-name="Options.B2" office:value-type="string">
            <text:p text:style-name="P21">Make random functions predictable</text:p>
          </table:table-cell>
        </table:table-row>
        <table:table-row>
          <table:table-cell table:style-name="Options.A2" office:value-type="string">
            <text:p text:style-name="P17"><text:span text:style-name="T41">-</text:span><text:span text:style-name="T44">S</text:span><text:span text:style-name="T65">, </text:span><text:span text:style-name="T44">--no-skip</text:span></text:p>
          </table:table-cell>
          <table:table-cell table:style-name="Options.B2" office:value-type="string">
            <text:p text:style-name="P20"><text:span text:style-name="T66">Print</text:span> ignorable errors</text:p>
          </table:table-cell>
        </table:table-row>
        <table:table-row>
          <table:table-cell table:style-name="Options.A2" office:value-type="string">
            <text:p text:style-name="P17"><text:span text:style-name="T41">-</text:span><text:span text:style-name="T45">V</text:span><text:span text:style-name="T67">, </text:span><text:span text:style-name="T45">--version</text:span></text:p>
          </table:table-cell>
          <table:table-cell table:style-name="Options.B2" office:value-type="string">
            <text:p text:style-name="P22">Print version information</text:p>
          </table:table-cell>
        </table:table-row>
        <table:table-row>
          <table:table-cell table:style-name="Options.A2" office:value-type="string">
            <text:p text:style-name="P17"><text:span text:style-name="T41">-</text:span><text:span text:style-name="T46">h</text:span><text:span text:style-name="T68">, </text:span><text:span text:style-name="T46">--help</text:span></text:p>
          </table:table-cell>
          <table:table-cell table:style-name="Options.B2" office:value-type="string">
            <text:p text:style-name="P22">Print help page</text:p>
          </table:table-cell>
        </table:table-row>
      </table:table>
      <text:p text:style-name="P26"/>
      <text:p text:style-name="P31">Specifics</text:p>
      <text:p text:style-name="P27"/>
      <text:p text:style-name="P9"><text:span text:style-name="T14">The </text:span><text:span text:style-name="T22">expressions are evaluated in the order supplied to Synge Eval. </text:span><text:span text:style-name="T23">All expressions are evaluated, and errors do not halt the program's </text:span><text:span text:style-name="T24">execution. </text:span><text:span text:style-name="T25">Any inputs that look like options (</text:span><text:span text:style-name="T53">e.g. </text:span><text:span text:style-name="T48">-m</text:span><text:span text:style-name="T25">) </text:span><text:span text:style-name="T26">will be treated as options, not expressions.</text:span></text:p>
      <text:p text:style-name="P28"/>
      <text:p text:style-name="P15"><text:span text:style-name="T26">D</text:span><text:span text:style-name="T14">efaults</text:span></text:p>
      <text:p text:style-name="P29"/>
      <text:p text:style-name="P10"><text:span text:style-name="T14">Synge Eval does </text:span>not<text:span text:style-name="T14"> modify any of the defaults described in </text:span>synge<text:span text:style-name="T14">(1), </text:span><text:span text:style-name="T27">except when specified in a command-line argument.</text:span></text:p>
      <text:p text:style-name="P12"><text:soft-page-break/>See Also</text:p>
      <text:p text:style-name="P4"/>
      <text:p text:style-name="P5">For specific <text:span text:style-name="T56">user </text:span>documentation about Synge <text:span text:style-name="T60">and other “official” interfaces</text:span>:</text:p>
      <text:p text:style-name="P3"><text:span text:style-name="T1"><text:tab/></text:span><text:span text:style-name="T6">s</text:span><text:span text:style-name="T1">ynge</text:span><text:span text:style-name="T14">(1), </text:span><text:span text:style-name="T6">syn</text:span><text:span text:style-name="T1">ge-gtk</text:span><text:span text:style-name="T14">(1), </text:span><text:span text:style-name="T6">s</text:span><text:span text:style-name="T1">ynge-eval</text:span><text:span text:style-name="T14">(1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AU" style:letter-kerning="true" style:font-name-asian="Droid Sans Fallback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AU" style:letter-kerning="true" style:font-name-asian="Droid Sans Fallback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roid Sans Fallback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DejaVu Sans Light" officeooo:rsid="011fcd08" officeooo:paragraph-rsid="011fcd08"/>
    </style:style>
    <style:style style:name="MP2" style:family="paragraph" style:parent-style-name="Footer">
      <style:text-properties style:font-name="DejaVu Sans Light" officeooo:rsid="0122c668" officeooo:paragraph-rsid="0122c668"/>
    </style:style>
    <style:style style:name="MT1" style:family="text">
      <style:text-properties fo:font-weight="bold" officeooo:rsid="016e2788" style:font-weight-asian="bold" style:font-weight-complex="bold"/>
    </style:style>
    <style:style style:name="MT2" style:family="text">
      <style:text-properties fo:font-weight="bold" officeooo:rsid="0177aa15" style:font-weight-asian="bold" style:font-weight-complex="bold"/>
    </style:style>
    <style:style style:name="MT3" style:family="text">
      <style:text-properties officeooo:rsid="016e2788"/>
    </style:style>
    <style:style style:name="MT4" style:family="text">
      <style:text-properties officeooo:rsid="01210aa7"/>
    </style:style>
    <style:style style:name="MT5" style:family="text">
      <style:text-properties fo:font-weight="bold" officeooo:rsid="01210aa7" style:font-weight-asian="bold" style:font-weight-complex="bold"/>
    </style:style>
    <style:style style:name="MT6" style:family="text">
      <style:text-properties fo:background-color="transparent"/>
    </style:style>
    <style:style style:name="MT7" style:family="text">
      <style:text-properties fo:font-weight="bold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Cyphar<text:tab/><text:span text:style-name="MT1">Synge </text:span><text:span text:style-name="MT2">Eval</text:span><text:span text:style-name="MT3"> – </text:span>User Documentation<text:tab/><text:span text:style-name="MT4">Page </text:span><text:span text:style-name="MT5"><text:page-number text:select-page="current">2</text:page-number></text:span></text:p>
      </style:header>
      <style:footer>
        <text:p text:style-name="MP2"><text:span text:style-name="MT6"><text:date style:data-style-name="N37" text:date-value="2013-10-04T10:22:56.968367770" text:fixed="true">04/10/13</text:date></text:span><text:tab/><text:tab/>Page <text:span text:style-name="MT7"><text:page-number text:select-page="current">2</text:page-number></text:span> of <text:span text:style-name="MT7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4T06:18:48.830813383</meta:creation-date>
    <meta:generator>LibreOffice/4.1.1.2$Linux_X86_64 LibreOffice_project/410m0$Build-2</meta:generator>
    <dc:date>2013-10-04T19:53:56.212558043</dc:date>
    <meta:editing-duration>PT4H51M48S</meta:editing-duration>
    <meta:editing-cycles>404</meta:editing-cycles>
    <meta:document-statistic meta:table-count="1" meta:image-count="0" meta:object-count="0" meta:page-count="2" meta:paragraph-count="30" meta:word-count="252" meta:character-count="1623" meta:non-whitespace-character-count="1404"/>
  </office:meta>
</office:document-meta>
</file>